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5477295" calcext:value-type="float">
            <text:p>30,95477295</text:p>
          </table:table-cell>
          <table:table-cell office:value-type="float" office:value="2.130464282E-027" calcext:value-type="float">
            <text:p>2,13E-027</text:p>
          </table:table-cell>
          <table:table-cell office:value-type="float" office:value="3.598601818" calcext:value-type="float">
            <text:p>3,598601818</text:p>
          </table:table-cell>
          <table:table-cell table:style-name="ce2" table:formula="of:=([.E3]-[.E2])/[.E2]" office:value-type="float" office:value="0.00319822980099873" calcext:value-type="float">
            <text:p>0,00319822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72" calcext:value-type="float">
            <text:p>32672</text:p>
          </table:table-cell>
          <table:table-cell office:value-type="float" office:value="36.2995224" calcext:value-type="float">
            <text:p>36,2995224</text:p>
          </table:table-cell>
          <table:table-cell office:value-type="float" office:value="3.165276084E-020" calcext:value-type="float">
            <text:p>3,17E-020</text:p>
          </table:table-cell>
          <table:table-cell office:value-type="float" office:value="2.647958517" calcext:value-type="float">
            <text:p>2,64795851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72" calcext:value-type="float">
            <text:p>32672</text:p>
          </table:table-cell>
          <table:table-cell office:value-type="float" office:value="40.73662186" calcext:value-type="float">
            <text:p>40,73662186</text:p>
          </table:table-cell>
          <table:table-cell office:value-type="float" office:value="3.281798691E-020" calcext:value-type="float">
            <text:p>3,28E-020</text:p>
          </table:table-cell>
          <table:table-cell office:value-type="float" office:value="2.649847507" calcext:value-type="float">
            <text:p>2,649847507</text:p>
          </table:table-cell>
          <table:table-cell table:formula="of:=([.E5]-[.E4])/[.E4]" office:value-type="float" office:value="0.000713375979220398" calcext:value-type="float">
            <text:p>0,00071337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83" calcext:value-type="float">
            <text:p>32783</text:p>
          </table:table-cell>
          <table:table-cell office:value-type="float" office:value="42.02651596" calcext:value-type="float">
            <text:p>42,02651596</text:p>
          </table:table-cell>
          <table:table-cell office:value-type="float" office:value="3.611273024E-017" calcext:value-type="float">
            <text:p>3,61E-017</text:p>
          </table:table-cell>
          <table:table-cell office:value-type="float" office:value="2.183531046" calcext:value-type="float">
            <text:p>2,18353104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83" calcext:value-type="float">
            <text:p>32783</text:p>
          </table:table-cell>
          <table:table-cell office:value-type="float" office:value="47.88045502" calcext:value-type="float">
            <text:p>47,88045502</text:p>
          </table:table-cell>
          <table:table-cell office:value-type="float" office:value="3.932318032E-017" calcext:value-type="float">
            <text:p>3,93E-017</text:p>
          </table:table-cell>
          <table:table-cell office:value-type="float" office:value="2.184324741" calcext:value-type="float">
            <text:p>2,184324741</text:p>
          </table:table-cell>
          <table:table-cell table:style-name="ce3" table:formula="of:=([.E7]-[.E6])/[.E6]" office:value-type="float" office:value="0.000363491511354512" calcext:value-type="float">
            <text:p>0,00036349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70" calcext:value-type="float">
            <text:p>32870</text:p>
          </table:table-cell>
          <table:table-cell office:value-type="float" office:value="46.79295349" calcext:value-type="float">
            <text:p>46,79295349</text:p>
          </table:table-cell>
          <table:table-cell office:value-type="float" office:value="5.229915147E-015" calcext:value-type="float">
            <text:p>5,23E-015</text:p>
          </table:table-cell>
          <table:table-cell office:value-type="float" office:value="1.8909266" calcext:value-type="float">
            <text:p>1,890926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70" calcext:value-type="float">
            <text:p>32870</text:p>
          </table:table-cell>
          <table:table-cell office:value-type="float" office:value="50.23773956" calcext:value-type="float">
            <text:p>50,23773956</text:p>
          </table:table-cell>
          <table:table-cell office:value-type="float" office:value="6.156739022E-015" calcext:value-type="float">
            <text:p>6,16E-015</text:p>
          </table:table-cell>
          <table:table-cell office:value-type="float" office:value="1.891436458" calcext:value-type="float">
            <text:p>1,891436458</text:p>
          </table:table-cell>
          <table:table-cell table:style-name="ce3" table:formula="of:=([.E9]-[.E8])/[.E8]" office:value-type="float" office:value="0.000269633945601077" calcext:value-type="float">
            <text:p>0,00026963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69" calcext:value-type="float">
            <text:p>32969</text:p>
          </table:table-cell>
          <table:table-cell office:value-type="float" office:value="50.29786682" calcext:value-type="float">
            <text:p>50,29786682</text:p>
          </table:table-cell>
          <table:table-cell office:value-type="float" office:value="5.1319074E-016" calcext:value-type="float">
            <text:p>5,13E-016</text:p>
          </table:table-cell>
          <table:table-cell office:value-type="float" office:value="1.681913495" calcext:value-type="float">
            <text:p>1,68191349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69" calcext:value-type="float">
            <text:p>32969</text:p>
          </table:table-cell>
          <table:table-cell office:value-type="float" office:value="52.10606766" calcext:value-type="float">
            <text:p>52,10606766</text:p>
          </table:table-cell>
          <table:table-cell office:value-type="float" office:value="0.00000000000006842640468" calcext:value-type="float">
            <text:p>6,84E-014</text:p>
          </table:table-cell>
          <table:table-cell office:value-type="float" office:value="1.682265162" calcext:value-type="float">
            <text:p>1,682265162</text:p>
          </table:table-cell>
          <table:table-cell table:style-name="ce3" table:formula="of:=([.E11]-[.E10])/[.E10]" office:value-type="float" office:value="0.000209087447746598" calcext:value-type="float">
            <text:p>0,000209087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29" calcext:value-type="float">
            <text:p>33029</text:p>
          </table:table-cell>
          <table:table-cell office:value-type="float" office:value="52.12086868" calcext:value-type="float">
            <text:p>52,12086868</text:p>
          </table:table-cell>
          <table:table-cell office:value-type="float" office:value="0.000000000001016701046" calcext:value-type="float">
            <text:p>1,02E-012</text:p>
          </table:table-cell>
          <table:table-cell office:value-type="float" office:value="1.522640586" calcext:value-type="float">
            <text:p>1,52264058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29" calcext:value-type="float">
            <text:p>33029</text:p>
          </table:table-cell>
          <table:table-cell office:value-type="float" office:value="53.26015091" calcext:value-type="float">
            <text:p>53,26015091</text:p>
          </table:table-cell>
          <table:table-cell office:value-type="float" office:value="0.000000000007419600524" calcext:value-type="float">
            <text:p>7,42E-012</text:p>
          </table:table-cell>
          <table:table-cell office:value-type="float" office:value="1.523154616" calcext:value-type="float">
            <text:p>1,523154616</text:p>
          </table:table-cell>
          <table:table-cell table:formula="of:=([.E13]-[.E12])/[.E12]" office:value-type="float" office:value="0.00033759115888951" calcext:value-type="float">
            <text:p>0,00033759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91" calcext:value-type="float">
            <text:p>33191</text:p>
          </table:table-cell>
          <table:table-cell office:value-type="float" office:value="53.19417572" calcext:value-type="float">
            <text:p>53,19417572</text:p>
          </table:table-cell>
          <table:table-cell office:value-type="float" office:value="0.00000000003622335071" calcext:value-type="float">
            <text:p>3,62E-011</text:p>
          </table:table-cell>
          <table:table-cell office:value-type="float" office:value="1.397933006" calcext:value-type="float">
            <text:p>1,39793300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91" calcext:value-type="float">
            <text:p>33191</text:p>
          </table:table-cell>
          <table:table-cell office:value-type="float" office:value="53.59847641" calcext:value-type="float">
            <text:p>53,59847641</text:p>
          </table:table-cell>
          <table:table-cell office:value-type="float" office:value="0.00000000004238040821" calcext:value-type="float">
            <text:p>4,24E-011</text:p>
          </table:table-cell>
          <table:table-cell office:value-type="float" office:value="1.398370028" calcext:value-type="float">
            <text:p>1,398370028</text:p>
          </table:table-cell>
          <table:table-cell table:formula="of:=([.E15]-[.E14])/[.E14]" office:value-type="float" office:value="0.000312620131382635" calcext:value-type="float">
            <text:p>0,000312620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581" calcext:value-type="float">
            <text:p>33581</text:p>
          </table:table-cell>
          <table:table-cell office:value-type="float" office:value="53.19384003" calcext:value-type="float">
            <text:p>53,19384003</text:p>
          </table:table-cell>
          <table:table-cell office:value-type="float" office:value="0.0000000003246964086" calcext:value-type="float">
            <text:p>3,25E-010</text:p>
          </table:table-cell>
          <table:table-cell office:value-type="float" office:value="1.290890574" calcext:value-type="float">
            <text:p>1,29089057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581" calcext:value-type="float">
            <text:p>33581</text:p>
          </table:table-cell>
          <table:table-cell office:value-type="float" office:value="53.71951675" calcext:value-type="float">
            <text:p>53,71951675</text:p>
          </table:table-cell>
          <table:table-cell office:value-type="float" office:value="0.000000001075057376" calcext:value-type="float">
            <text:p>1,08E-009</text:p>
          </table:table-cell>
          <table:table-cell office:value-type="float" office:value="1.291336179" calcext:value-type="float">
            <text:p>1,291336179</text:p>
          </table:table-cell>
          <table:table-cell table:formula="of:=([.E17]-[.E16])/[.E16]" office:value-type="float" office:value="0.000345191923293031" calcext:value-type="float">
            <text:p>0,000345191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930" calcext:value-type="float">
            <text:p>33930</text:p>
          </table:table-cell>
          <table:table-cell office:value-type="float" office:value="85.70159912" calcext:value-type="float">
            <text:p>85,70159912</text:p>
          </table:table-cell>
          <table:table-cell office:value-type="float" office:value="0.000000005035510675" calcext:value-type="float">
            <text:p>5,04E-009</text:p>
          </table:table-cell>
          <table:table-cell office:value-type="float" office:value="1.201002121" calcext:value-type="float">
            <text:p>1,20100212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930" calcext:value-type="float">
            <text:p>33930</text:p>
          </table:table-cell>
          <table:table-cell office:value-type="float" office:value="98.8897934" calcext:value-type="float">
            <text:p>98,8897934</text:p>
          </table:table-cell>
          <table:table-cell office:value-type="float" office:value="0.000000008350744984" calcext:value-type="float">
            <text:p>8,35E-009</text:p>
          </table:table-cell>
          <table:table-cell office:value-type="float" office:value="1.202587843" calcext:value-type="float">
            <text:p>1,202587843</text:p>
          </table:table-cell>
          <table:table-cell table:style-name="ce3" table:formula="of:=([.E19]-[.E18])/[.E18]" office:value-type="float" office:value="0.00132033238932155" calcext:value-type="float">
            <text:p>0,00132033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085" calcext:value-type="float">
            <text:p>34085</text:p>
          </table:table-cell>
          <table:table-cell office:value-type="float" office:value="98.8651886" calcext:value-type="float">
            <text:p>98,8651886</text:p>
          </table:table-cell>
          <table:table-cell office:value-type="float" office:value="0.00000002739997029" calcext:value-type="float">
            <text:p>2,74E-008</text:p>
          </table:table-cell>
          <table:table-cell office:value-type="float" office:value="1.126024842" calcext:value-type="float">
            <text:p>1,12602484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085" calcext:value-type="float">
            <text:p>34085</text:p>
          </table:table-cell>
          <table:table-cell office:value-type="float" office:value="105.5543213" calcext:value-type="float">
            <text:p>105,5543213</text:p>
          </table:table-cell>
          <table:table-cell office:value-type="float" office:value="0.00000002234795637" calcext:value-type="float">
            <text:p>2,23E-008</text:p>
          </table:table-cell>
          <table:table-cell office:value-type="float" office:value="1.12778306" calcext:value-type="float">
            <text:p>1,12778306</text:p>
          </table:table-cell>
          <table:table-cell table:style-name="ce3" table:formula="of:=([.E21]-[.E20])/[.E20]" office:value-type="float" office:value="0.0015614380202102" calcext:value-type="float">
            <text:p>0,00156143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284" calcext:value-type="float">
            <text:p>34284</text:p>
          </table:table-cell>
          <table:table-cell office:value-type="float" office:value="105.2973709" calcext:value-type="float">
            <text:p>105,2973709</text:p>
          </table:table-cell>
          <table:table-cell office:value-type="float" office:value="0.000000007492857002" calcext:value-type="float">
            <text:p>7,49E-009</text:p>
          </table:table-cell>
          <table:table-cell office:value-type="float" office:value="1.060941458" calcext:value-type="float">
            <text:p>1,06094145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63099230801824" calcext:value-type="float">
            <text:p>0,0008630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30:07.610945067</dc:date>
    <meta:document-statistic meta:table-count="1" meta:cell-count="121" meta:object-count="0"/>
    <meta:generator>LibreOffice/4.1.4.2$Linux_X86_64 LibreOffice_project/410m0$Build-2</meta:generator>
  </office:meta>
</office:document-meta>
</file>